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4000001BD739006E2.png" manifest:media-type="image/png"/>
  <manifest:file-entry manifest:full-path="Pictures/100000010000015E000001ABCC278338.png" manifest:media-type="image/png"/>
  <manifest:file-entry manifest:full-path="Pictures/1000000100000138000000DB0D6559DA.png" manifest:media-type="image/png"/>
  <manifest:file-entry manifest:full-path="Pictures/10000001000000F4000001AE0D779564.png" manifest:media-type="image/png"/>
  <manifest:file-entry manifest:full-path="Pictures/10000001000000F2000001BAB416EC5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75cm" fo:min-width="11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75cm" fo:min-width="7.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7.75cm" fo:min-width="11.5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2cm" svg:height="9cm" svg:x="1.509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9cm" svg:x="13.759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cm" svg:height="8cm" svg:x="1.50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9cm" svg:x="1.509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9cm" svg:x="13.759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cm" svg:height="9cm" svg:x="1.509cm" svg:y="9.75cm">
          <draw:image xlink:href="Pictures/1000000100000174000001BD739006E2.png" xlink:type="simple" xlink:show="embed" xlink:actuate="onLoad" draw:mime-type="image/png">
            <text:p/>
          </draw:image>
        </draw:frame>
        <draw:frame draw:style-name="gr4" draw:text-style-name="P1" draw:layer="layout" svg:width="12.009cm" svg:height="9.047cm" svg:x="1.5cm" svg:y="18.953cm">
          <draw:image xlink:href="Pictures/100000010000015E000001ABCC278338.png" xlink:type="simple" xlink:show="embed" xlink:actuate="onLoad" draw:mime-type="image/png">
            <text:p/>
          </draw:image>
        </draw:frame>
        <draw:frame draw:style-name="gr4" draw:text-style-name="P1" draw:layer="layout" svg:width="12cm" svg:height="8cm" svg:x="1.509cm" svg:y="1.5cm">
          <draw:image xlink:href="Pictures/1000000100000138000000DB0D6559DA.png" xlink:type="simple" xlink:show="embed" xlink:actuate="onLoad" draw:mime-type="image/png">
            <text:p/>
          </draw:image>
        </draw:frame>
        <draw:frame draw:style-name="gr4" draw:text-style-name="P1" draw:layer="layout" svg:width="8cm" svg:height="9cm" svg:x="13.759cm" svg:y="9.75cm">
          <draw:image xlink:href="Pictures/10000001000000F2000001BAB416EC59.png" xlink:type="simple" xlink:show="embed" xlink:actuate="onLoad" draw:mime-type="image/png">
            <text:p/>
          </draw:image>
        </draw:frame>
        <draw:frame draw:style-name="gr4" draw:text-style-name="P1" draw:layer="layout" svg:width="8cm" svg:height="9cm" svg:x="13.759cm" svg:y="19cm">
          <draw:image xlink:href="Pictures/10000001000000F4000001AE0D7795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고딕" fo:font-size="24pt" fo:language="en" fo:country="US" style:font-name-asian="나눔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1T18:42:06.307331200</meta:creation-date>
    <dc:date>2026-04-11T18:53:35.376993300</dc:date>
    <meta:editing-duration>PT11M29S</meta:editing-duration>
    <meta:editing-cycles>2</meta:editing-cycles>
    <meta:generator>LibreOffice/25.8.4.2$Windows_X86_64 LibreOffice_project/290daaa01b999472f0c7a3890eb6a550fd74c6df</meta:generator>
    <meta:document-statistic meta:object-count="10"/>
  </office:meta>
</office:document-meta>
</file>